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egoe UI" svg:font-family="'Segoe UI', SegoeUI,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f824"/>
    </style:style>
    <style:style style:name="P2" style:family="paragraph" style:parent-style-name="Standard">
      <style:text-properties officeooo:paragraph-rsid="0016d0f3"/>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tyle="italic" style:text-underline-style="solid" style:text-underline-width="auto" style:text-underline-color="font-color" style:font-style-asian="italic" style:font-style-complex="italic"/>
    </style:style>
    <style:style style:name="P8" style:family="paragraph" style:parent-style-name="Standard">
      <style:text-properties officeooo:rsid="0019b8d5" officeooo:paragraph-rsid="0019b8d5"/>
    </style:style>
    <style:style style:name="T1" style:family="text">
      <style:text-properties fo:font-weight="bold" style:font-weight-asian="bold" style:font-weight-complex="bold"/>
    </style:style>
    <style:style style:name="T2" style:family="text">
      <style:text-properties fo:font-weight="bold" officeooo:rsid="0014f824" style:font-weight-asian="bold" style:font-weight-complex="bold"/>
    </style:style>
    <style:style style:name="T3" style:family="text">
      <style:text-properties officeooo:rsid="0014f824"/>
    </style:style>
    <style:style style:name="T4" style:family="text">
      <style:text-properties fo:font-variant="normal" fo:text-transform="none" fo:color="#171717" loext:opacity="100%" style:font-name="Segoe UI" fo:letter-spacing="normal" fo:font-style="normal" fo:font-weight="bold" officeooo:rsid="0014f824" style:font-weight-asian="bold" style:font-weight-complex="bold"/>
    </style:style>
    <style:style style:name="T5" style:family="text">
      <style:text-properties officeooo:rsid="0016d0f3"/>
    </style:style>
    <style:style style:name="T6" style:family="text">
      <style:text-properties style:text-underline-style="solid" style:text-underline-width="auto" style:text-underline-color="font-color"/>
    </style:style>
    <style:style style:name="T7" style:family="text">
      <style:text-properties officeooo:rsid="001833fa"/>
    </style:style>
    <style:style style:name="T8" style:family="text">
      <style:text-properties officeooo:rsid="001858b4"/>
    </style:style>
    <style:style style:name="T9" style:family="text">
      <style:text-properties fo:font-style="italic" officeooo:rsid="001858b4" style:font-style-asian="italic" style:font-style-complex="italic"/>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officeooo:rsid="0018a8ca"/>
    </style:style>
    <style:style style:name="T12" style:family="text">
      <style:text-properties officeooo:rsid="0019b8d5"/>
    </style:style>
    <style:style style:name="T13" style:family="text">
      <style:text-properties officeooo:rsid="001b9682"/>
    </style:style>
    <style:style style:name="T14" style:family="text">
      <style:text-properties officeooo:rsid="001c6424"/>
    </style:style>
    <style:style style:name="T15" style:family="text">
      <style:text-properties officeooo:rsid="001df5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icio: <text:s/>08/07/2021 </text:p>
      <text:p text:style-name="Standard">Apos Az900 que e fundamentals, pode-se fazer a Az104 &gt; Azure administrator (Trilha de infraestrutura).</text:p>
      <text:p text:style-name="Standard"/>
      <text:p text:style-name="Standard"><text:span text:style-name="T1">- Grupo de Recurso </text:span>= <text:span text:style-name="T3">E</text:span> um container para gerenciar e agregar recursos em uma unica unidade.</text:p>
      <text:p text:style-name="Standard"><text:s text:c="4"/><text:span text:style-name="T12">= os grupos de recursos se conectam. Os app podem utilizar vários grupos de recursos. </text:span></text:p>
      <text:p text:style-name="P8"><text:s text:c="4"/>= O recurso só pode existir em um grupo, mas ele pode ser movido, independente da regiao.</text:p>
      <text:p text:style-name="Standard"/>
      <text:p text:style-name="Standard"><text:span text:style-name="T1">- ARM = Azure resource Manager &gt;</text:span> Gerenciador de recursos onde pode-se criar, excluir e atualizar recursos da assinatura azure.</text:p>
      <text:p text:style-name="Standard"/>
      <text:p text:style-name="Standard"><text:span text:style-name="T1">- Azure subscriptions = </text:span>Uma assinatura que fornece acesso autenticado e autorizado as contas do azure, com opcao de limite de faturamento e controle de acesso. <text:span text:style-name="T13">Ex. Distribuindo por centro de custos, criando varias assinaturas, grupos de pessoas, como exemplo: Setor x, setor y, etc… </text:span><text:span text:style-name="T14">Podem ser incluidos ate 10 mil grupos.</text:span></text:p>
      <text:p text:style-name="Standard"/>
      <text:p text:style-name="Standard"><text:span text:style-name="T1">- Management groups - </text:span>Grupos de gerenciamento. Inclui grupos de gerenciamento e varias assinaturas. Herdam condicoes aplicadas ao grupo de gestao.</text:p>
      <text:p text:style-name="Standard"/>
      <text:p text:style-name="Standard"><text:span text:style-name="T1">- Servicos de computacao azure = </text:span>Fornece servicos sobre demanda, como disco, processamento, rede e memoria alem de S.O.</text:p>
      <text:p text:style-name="Standard"/>
      <text:p text:style-name="Standard"><text:span text:style-name="T1">- Servicos de rede do azure? Azure express route:</text:span> Estende redes locais do azure para uma rede privada que e facilitada por um provedor de conectividade.</text:p>
      <text:p text:style-name="Standard"/>
      <text:p text:style-name="P1"><text:span text:style-name="T1">- AZURE QUEUES </text:span><text:span text:style-name="T2">(</text:span><text:bookmark text:name="what-is-azure-queue-storage"/><text:span text:style-name="T4">Filas)</text:span><text:span text:style-name="T1"> - </text:span>E um servico utilizado para armazenar e recuperar mensagens. Cada fila pode conter milhoes de mensagens e essas filas sao armazenadas em filas de mensagens que sao processadas de forma assincronas.</text:p>
      <text:p text:style-name="P1"/>
      <text:p text:style-name="Standard"><text:span text:style-name="T1">- Azure Tables =</text:span> Armazenamento de dados estruturados de grande capacidade e complexo como forykeys e que podem ser acessados de forma dinamica. <text:span text:style-name="T3">Ex:</text:span> <text:span text:style-name="T3">s</text:span>ervico de dados Nosql.</text:p>
      <text:p text:style-name="Standard"/>
      <text:p text:style-name="Standard"><text:span text:style-name="T1">- Servicos de Armazenamento do azure = (Blob)</text:span> Container Storage &gt; Otimizado para manter grandes arquivos nao estruturados como texto ou dados binarios.</text:p>
      <text:p text:style-name="Standard"/>
      <text:p text:style-name="Standard"><text:span text:style-name="T1">- (Disk Storage)? </text:span>Fornece disco para maquinas virtuais ou servicos que necessitam de uso. (Azure Files)? Configura um compartilhametno de arquivos de rede altamente disponiveis que podem ser acessados atraves do protoloc smd padrao.</text:p>
      <text:p text:style-name="Standard"/>
      <text:p text:style-name="Standard"><text:span text:style-name="T1">- Azure storage access tiers</text:span> - Níveis de acesso ao armazenamento do Azure. Modo hot = Acessado diariamente / Modo cool = Acessado a cada 30 dias / Modo Archive = Acessado raramente a cada 180 dias com requisitos de latencia.</text:p>
      <text:p text:style-name="Standard"/>
      <text:p text:style-name="Standard"><text:span text:style-name="T1">- Azure database services</text:span> (Azure Cosmos database = E um servico de BD global indenpedente o “throughput(taxa de transferencia) e o armazenamento.</text:p>
      <text:p text:style-name="Standard"/>
      <text:p text:style-name="P2"><text:span text:style-name="T1">- Big data and Analystics = </text:span>Azure synapse Analytics (Armazename<text:span text:style-name="T5">n</text:span>to co<text:span text:style-name="T5">or</text:span>porativo de dados em nuvem.</text:p>
      <text:p text:style-name="P2"/>
      <text:p text:style-name="P2"><text:span text:style-name="T1">(Azure HDInsight) = </text:span>Servico de analise de codigo aberto gerenciado por empresas. </text:p>
      <text:p text:style-name="P2"><text:span text:style-name="T1">(Azure databricks) = </text:span>Servico de analise baseado em apache spark.</text:p>
      <text:p text:style-name="P2"/>
      <text:p text:style-name="P2"><text:soft-page-break/><text:span text:style-name="T1">- <text:s/>Serveless Computing -</text:span> Computacao sem servidor. (Azure Functions) = Codigo baseado em eventos executando seu servico e nao a infraestrtura subjacente.</text:p>
      <text:p text:style-name="P2"/>
      <text:p text:style-name="P2"><text:span text:style-name="T1">(Azure Logic Apss) =</text:span> Automatiza e osquestra tarefas , processos de negocios e fluxos de trabalho para integrar apps.</text:p>
      <text:p text:style-name="P2"/>
      <text:p text:style-name="Standard"><text:span text:style-name="T1">- Ferramentas de Gestao do azure = </text:span>Azure portal, Azure Power Shell, azure mobile app, Commando line - CLI, Azure ret API, Azure cloud Shell. Todos localizado dentro do <text:span text:style-name="T6">ARM= Azyre ressource manager</text:span></text:p>
      <text:p text:style-name="Standard"/>
      <text:p text:style-name="Standard"><text:span text:style-name="T1">- Azure Advisor = </text:span>Analisa os recursos implatados e otimiza de acordo com as recomendacoes que sao , reabilitacao, seguranca, perfomance, cos<text:span text:style-name="T5">t</text:span> e operacao excelente.</text:p>
      <text:p text:style-name="Standard"/>
      <text:p text:style-name="Standard"><text:span text:style-name="T1">- Azure monitor = </text:span>Maximiza a disponibilidade e o desempenho de app e servicos coletados, analisando e atuando em telemetria a partir de ambientes de nuvem e local.</text:p>
      <text:p text:style-name="Standard"/>
      <text:p text:style-name="Standard"><text:span text:style-name="T1">- Azure service Health =</text:span>Avalia impacto dos problemas e <text:span text:style-name="T6">avisa</text:span> sobre a disponibilidade e <text:span text:style-name="T6">manutencao das regioes azure.</text:span></text:p>
      <text:p text:style-name="P3"/>
      <text:p text:style-name="Standard"><text:span text:style-name="T1">- ARM - Azure resource TEMPLATES = </text:span>Sao arquivos JSON usados para criar a infraestrutura sem ter a necessidade de conhecer programacao.</text:p>
      <text:p text:style-name="Standard"/>
      <text:p text:style-name="Standard"><text:span text:style-name="T1">- Azure Sentinel =</text:span> e uma solucao de gerenciamento de informacoes de seguranca (SIEM) e de resposta automatizada de seguranca (SOAR) que fornece analise de seguranca inteligente sobre as ameacas.</text:p>
      <text:p text:style-name="Standard"/>
      <text:p text:style-name="Standard"><text:span text:style-name="T1">- aZURE KEY VALT = </text:span>Como se fosse um keypass, faz a gestao de seguredos de chaves, cerfiicados apoiado pelos modulso de seguranca (HSMS).</text:p>
      <text:p text:style-name="Standard"/>
      <text:p text:style-name="Standard"><text:span text:style-name="T1">- Maquina virtual dedicada:</text:span> Fornece servidores fisicos para hospedagem de VMS para carga de trabalho de organizacoes isoladas.</text:p>
      <text:p text:style-name="Standard"/>
      <text:p text:style-name="Standard"><text:span text:style-name="T1">- Acesso Condicional:</text:span> Usado para unir sinais, tomar decisoes e aplicar politicas organizacionais.</text:p>
      <text:p text:style-name="Standard"><text:span text:style-name="T1">- RBAC </text:span>= Explore Role-based access control - <text:span text:style-name="T6">Conceder acesso de menor previlegio e controle dos recursos.</text:span></text:p>
      <text:p text:style-name="P3"/>
      <text:p text:style-name="Standard"><text:span text:style-name="T1">- Azure Blueprints = </text:span>Permite que as equipes de dev, construam e levantem rapidamente novos ambientes, afim de acelerar o desenvolvimento e a entrega. <text:span text:style-name="T6">Ex: Atribuicoes de funcao, politicas de atribuicoes, modelos gerenciaveis de recursos e grupos de recursos.</text:span></text:p>
      <text:p text:style-name="P3"/>
      <text:p text:style-name="Standard"><text:span text:style-name="T1">- Cloud Adoption Framework -</text:span> E a abordagem MS para adocao em nuvem no azure. Apresenta as melhores praticas de funciona<text:span text:style-name="T7">mento</text:span>, parceiros e clientes ms, sao ferramentas e narrativas para estrategias e resultados.</text:p>
      <text:p text:style-name="Standard"/>
      <text:p text:style-name="P3">- Produtos Preview a microsoft nao garante SLA. Sao produtos para fim de avaliacao e testes.</text:p>
      <text:p text:style-name="Standard"><text:span text:style-name="T1">- CAPEX &gt;&gt; </text:span>Disprende o dinheiro e paga antes.</text:p>
      <text:p text:style-name="Standard"><text:span text:style-name="T1">- OPEX <text:s text:c="2"/>&gt;&gt;</text:span> Paga pelo que vai usando, geralmente e usado em nuvem. <text:span text:style-name="T7">E</text:span><text:span text:style-name="T1">x: escabilidade.</text:span></text:p>
      <text:p text:style-name="P6"/>
      <text:p text:style-name="P4">** Servicos em nuvem**</text:p>
      <text:p text:style-name="P4"/>
      <text:p text:style-name="Standard"><text:span text:style-name="T1">- IaaS <text:s/>-</text:span> Infraestrutura como servico &gt;&gt; Eu gerencio a maquina. Ex: Vm, faco update, etc.</text:p>
      <text:p text:style-name="Standard"><text:soft-page-break/><text:span text:style-name="T1">- PaaS - </text:span>Plataforma como servico &gt;&gt; Cuida de dados,configuracao da plataforma. Nao faco update, nem mexo no S.O. SQL pode ser pass. <text:span text:style-name="T11">Os usuarios podem criar e implantar um aplicativo o mais rapido possível, sem se preocupar com a infraestrutura sujacente.</text:span></text:p>
      <text:p text:style-name="Standard"><text:span text:style-name="T1">- Saas -</text:span> Software como servico &gt;&gt; <text:span text:style-name="T6">Ex: Office365</text:span></text:p>
      <text:p text:style-name="Standard"><text:span text:style-name="T6"/></text:p>
      <text:p text:style-name="P7">** Tipos de nuven**</text:p>
      <text:p text:style-name="P7"/>
      <text:p text:style-name="Standard"><text:span text:style-name="T1">- Nuvem publica </text:span>= Ex. Ajure, aws, oci e GCP.</text:p>
      <text:p text:style-name="Standard"><text:span text:style-name="T1">- Nuvem privada =</text:span> Vm, hyperv</text:p>
      <text:p text:style-name="Standard"><text:span text:style-name="T1">- <text:s/>Nuvem Hibrida = </text:span>Ambiente omprimise e nas nuvens</text:p>
      <text:p text:style-name="Standard"><text:span text:style-name="T1">- Availabity zones =</text:span> Criar maquinas dentro do mesmo datacenter em racks diferente.</text:p>
      <text:p text:style-name="Standard"/>
      <text:p text:style-name="P6">- Describe Resourge Groups</text:p>
      <text:p text:style-name="Standard"><text:span text:style-name="T1">- Describe Azure Resourge Manager &gt;</text:span> Osquetrador do azure, servicos e criacao em geral.</text:p>
      <text:p text:style-name="Standard"/>
      <text:p text:style-name="Standard"><text:span text:style-name="T1">- VPN Gateway - </text:span>Permite enviar trafego criptografado entre entre <text:span text:style-name="T8">a</text:span> internet publica, rede virtual azure, network e rede local.</text:p>
      <text:p text:style-name="Standard"/>
      <text:p text:style-name="Standard"><text:span text:style-name="T1">- Azure application Gateway = </text:span><text:span text:style-name="T10">Balanceador de carga web</text:span>, usado para gerenciar o trafefo da app web e tem WAF.</text:p>
      <text:p text:style-name="Standard"/>
      <text:p text:style-name="Standard"><text:span text:style-name="T1">- CDN = </text:span>Controle de trafego, reduzindo o tempo de carga, entregando a aplicacao mais rapido. E uma rede de servidores distribuidos. <text:span text:style-name="T9">Ex: Netflix.</text:span></text:p>
      <text:p text:style-name="Standard"/>
      <text:p text:style-name="Standard">- <text:span text:style-name="T15">Uma regiao, contem vários datacentes conectados por uma rede de baixa latenci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egoe UI" svg:font-family="'Segoe UI', SegoeUI,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7T16:02:53.046438241</meta:creation-date>
    <dc:date>2021-08-28T01:30:41.369548741</dc:date>
    <meta:editing-duration>PT9H3M37S</meta:editing-duration>
    <meta:editing-cycles>8</meta:editing-cycles>
    <meta:generator>LibreOffice/7.1.4.2$Linux_X86_64 LibreOffice_project/a529a4fab45b75fefc5b6226684193eb000654f6</meta:generator>
    <meta:document-statistic meta:table-count="0" meta:image-count="0" meta:object-count="0" meta:page-count="3" meta:paragraph-count="51" meta:word-count="1014" meta:character-count="6240" meta:non-whitespace-character-count="5260"/>
  </office:meta>
</office:document-meta>
</file>